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tartTime" text:name="startTime"/>
        <text:user-field-decl office:value-type="string" office:string-value="lowTotal" text:name="lowTotal"/>
        <text:user-field-decl office:value-type="string" office:string-value="customer.entity.firstName" text:name="firstName"/>
        <text:user-field-decl office:value-type="string" office:string-value="customer.entity.lastName" text:name="lastName"/>
        <text:user-field-decl office:value-type="string" office:string-value="[1 + 1]" text:name="expression"/>
        <text:user-field-decl office:value-type="string" office:string-value="invalid" text:name="invalid"/>
        <text:user-field-decl office:value-type="string" office:string-value="[party:getBillingAddress(openvpms:get(., 'customer.entity'))]" text:name="address"/>
        <text:user-field-decl office:value-type="string" office:string-value="needs to be replaced by input1" text:name="inputUserField1"/>
      </text:user-field-decls>
      <text:p text:style-name="Standard">Test template.</text:p>
      <text:p text:style-name="Standard"/>
      <text:p text:style-name="Standard">First Name <text:user-field-get text:name="firstName">customer.entity.firstName</text:user-field-get></text:p>
      <text:p text:style-name="Standard">Last Name <text:user-field-get text:name="lastName">customer.entity.lastName</text:user-field-get></text:p>
      <text:p text:style-name="Standard">Low Total <text:user-field-get text:name="lowTotal">lowTotal</text:user-field-get></text:p>
      <text:p text:style-name="Standard"/>
      <text:p text:style-name="Standard">Start Time <text:user-field-get text:name="startTime">startTime</text:user-field-get></text:p>
      <text:p text:style-name="Standard">Test Expression <text:user-field-get text:name="expression">[1 + 1]</text:user-field-get></text:p>
      <text:p text:style-name="Standard">Address <text:s text:c="2"/><text:user-field-get text:name="address">[party:getBillingAddress(openvpms:get(., 'customer.entity'))]</text:user-field-get></text:p>
      <text:p text:style-name="Standard"/>
      <text:p text:style-name="Standard">Invalid field <text:user-field-get text:name="invalid">invalid</text:user-field-get><text:line-break/></text:p>
      <text:p text:style-name="Standard"><text:text-input text:description="Enter input1 text"/></text:p>
      <text:p text:style-name="Standard"><text:text-input text:description="">Enter input2 text</text:text-input></text:p>
      <text:p text:style-name="Standard"><text:text-input text:description="">Enter input3 text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6-08-03T15:11:39</meta:creation-date>
    <dc:date>2008-10-04T22:34:16</dc:date>
    <dc:language>en-US</dc:language>
    <meta:editing-cycles>19</meta:editing-cycles>
    <meta:editing-duration>PT2H52M2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15" meta:character-count="107"/>
  </office:meta>
</office:document-meta>
</file>